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F99F31B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69cm" style:rel-column-width="21078*"/>
    </style:style>
    <style:style style:name="Table4.B" style:family="table-column">
      <style:table-column-properties style:column-width="11.114cm" style:rel-column-width="4445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2"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4"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5" style:family="paragraph" style:parent-style-name="Standard">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text-properties style:font-name="MS PGothic1" style:font-name-asian="MS PGothic1" style:language-asian="zh" style:country-asian="TW"/>
    </style:style>
    <style:style style:name="P8" style:family="paragraph" style:parent-style-name="Standard">
      <style:paragraph-properties fo:text-align="start" style:justify-single-word="false"/>
      <style:text-properties style:language-asian="zh" style:country-asian="TW"/>
    </style:style>
    <style:style style:name="P9" style:family="paragraph" style:parent-style-name="Document_20_Title">
      <style:text-properties fo:color="#666666" style:font-name="Tahoma2" fo:font-size="14pt" fo:font-weight="bold" fo:background-color="transparent" style:font-size-asian="14pt" style:font-weight-asian="bold" style:font-size-complex="14pt" style:font-weight-complex="bold"/>
    </style:style>
    <style:style style:name="P10"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11"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12"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3"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4" style:family="paragraph" style:parent-style-name="Contents_20_1">
      <style:paragraph-properties>
        <style:tab-stops>
          <style:tab-stop style:position="17.59cm" style:type="right" style:leader-style="dotted" style:leader-text="."/>
        </style:tab-stops>
      </style:paragraph-properties>
    </style:style>
    <style:style style:name="P15" style:family="paragraph" style:parent-style-name="Contents_20_2">
      <style:paragraph-properties>
        <style:tab-stops>
          <style:tab-stop style:position="17.09cm" style:type="right" style:leader-style="dotted" style:leader-text="."/>
        </style:tab-stops>
      </style:paragraph-properties>
    </style:style>
    <style:style style:name="P16" style:family="paragraph" style:parent-style-name="Text_20_body">
      <style:paragraph-properties fo:text-align="start" style:justify-single-word="false"/>
      <style:text-properties style:font-name="MS PGothic1" style:font-name-asian="MS PGothic1" style:language-asian="zh" style:country-asian="TW"/>
    </style:style>
    <style:style style:name="P17" style:family="paragraph" style:parent-style-name="Text_20_body">
      <style:paragraph-properties fo:text-align="start" style:justify-single-word="false"/>
      <style:text-properties style:font-name="MS PGothic1" style:font-name-asian="MS PGothic1" style:language-asian="ja" style:country-asian="JP"/>
    </style:style>
    <style:style style:name="P18" style:family="paragraph" style:parent-style-name="Text_20_body">
      <style:paragraph-properties fo:text-align="start" style:justify-single-word="false"/>
      <style:text-properties style:font-name="MS PGothic1" style:font-name-asian="MS PGothic1"/>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start" style:justify-single-word="false"/>
      <style:text-properties style:font-name="MS Gothic" style:font-name-asian="MS Gothic"/>
    </style:style>
    <style:style style:name="P21" style:family="paragraph" style:parent-style-name="Table_20_Heading">
      <style:text-properties fo:font-size="10pt" style:font-size-asian="10pt" style:font-size-complex="10pt"/>
    </style:style>
    <style:style style:name="P22" style:family="paragraph" style:parent-style-name="Table_20_Heading">
      <style:paragraph-properties fo:text-align="start" style:justify-single-word="false"/>
      <style:text-properties style:font-name="MS PGothic1" style:font-name-asian="MS PGothic1"/>
    </style:style>
    <style:style style:name="P23" style:family="paragraph" style:parent-style-name="Table_20_Contents">
      <style:text-properties fo:font-size="9pt" style:font-size-asian="9pt" style:font-size-complex="9pt"/>
    </style:style>
    <style:style style:name="P24" style:family="paragraph" style:parent-style-name="Table_20_Contents">
      <style:text-properties fo:font-size="10pt" style:font-size-asian="10pt" style:font-size-complex="10pt"/>
    </style:style>
    <style:style style:name="P25" style:family="paragraph" style:parent-style-name="Table_20_Contents">
      <style:paragraph-properties fo:text-align="start" style:justify-single-word="false"/>
      <style:text-properties style:font-name="MS PGothic1" style:font-name-asian="MS PGothic1"/>
    </style:style>
    <style:style style:name="P26" style:family="paragraph" style:parent-style-name="Table_20_Contents">
      <style:paragraph-properties fo:text-align="start" style:justify-single-word="false"/>
      <style:text-properties style:font-name="MS PGothic1" style:font-name-asian="MS PGothic1" style:language-asian="ja" style:country-asian="JP"/>
    </style:style>
    <style:style style:name="P27" style:family="paragraph" style:parent-style-name="Table_20_Contents">
      <style:paragraph-properties fo:text-align="start" style:justify-single-word="false"/>
      <style:text-properties style:font-name="MS PGothic1" style:font-name-asian="MS PGothic1" style:language-asian="zh" style:country-asian="TW"/>
    </style:style>
    <style:style style:name="P28"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29" style:family="paragraph" style:parent-style-name="Table_20_Contents">
      <style:text-properties style:language-asian="zh" style:country-asian="TW"/>
    </style:style>
    <style:style style:name="P30" style:family="paragraph" style:parent-style-name="Table_20_Contents">
      <style:paragraph-properties fo:text-align="start" style:justify-single-word="false"/>
      <style:text-properties style:language-asian="zh" style:country-asian="TW"/>
    </style:style>
    <style:style style:name="P31" style:family="paragraph" style:parent-style-name="Table_20_Contents">
      <style:paragraph-properties fo:text-align="start" style:justify-single-word="false"/>
    </style:style>
    <style:style style:name="P32" style:family="paragraph" style:parent-style-name="Heading_20_3">
      <style:paragraph-properties fo:text-align="start" style:justify-single-word="false"/>
      <style:text-properties style:font-name="MS PGothic1" style:font-name-asian="MS PGothic1"/>
    </style:style>
    <style:style style:name="P33" style:family="paragraph" style:parent-style-name="Text_20_body_20_indent">
      <style:paragraph-properties fo:text-align="start" style:justify-single-word="false"/>
      <style:text-properties style:font-name="MS PGothic1" style:font-name-asian="MS PGothic1"/>
    </style:style>
    <style:style style:name="P34"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35" style:family="paragraph" style:parent-style-name="Text_20_body">
      <style:paragraph-properties fo:margin-left="1.222cm" fo:margin-right="0cm" fo:text-align="start" style:justify-single-word="false" fo:text-indent="0cm" style:auto-text-indent="false"/>
    </style:style>
    <style:style style:name="P36" style:family="paragraph" style:parent-style-name="Footnote">
      <style:text-properties style:font-name="MS PGothic1" style:font-name-asian="MS PGothic1"/>
    </style:style>
    <style:style style:name="P37" style:family="paragraph" style:parent-style-name="Text_20_body">
      <style:paragraph-properties fo:margin-left="1.203cm" fo:margin-right="0cm" fo:text-align="start" style:justify-single-word="false" fo:text-indent="0cm" style:auto-text-indent="false"/>
    </style:style>
    <style:style style:name="P38" style:family="paragraph" style:parent-style-name="Code_20_Indent">
      <style:paragraph-properties fo:text-align="start" style:justify-single-word="false"/>
      <style:text-properties style:font-name="MS PGothic1" style:font-name-asian="MS PGothic1"/>
    </style:style>
    <style:style style:name="P39" style:family="paragraph" style:parent-style-name="Text_20_body" style:list-style-name="L1">
      <style:paragraph-properties fo:text-align="start" style:justify-single-word="false"/>
    </style:style>
    <style:style style:name="P40" style:family="paragraph" style:parent-style-name="Text_20_body" style:list-style-name="L1">
      <style:paragraph-properties fo:text-align="start" style:justify-single-word="false"/>
      <style:text-properties style:language-asian="zh" style:country-asian="TW"/>
    </style:style>
    <style:style style:name="P41" style:family="paragraph" style:parent-style-name="Text_20_body" style:list-style-name="L3">
      <style:paragraph-properties fo:margin-left="1.222cm" fo:margin-right="0cm" fo:text-align="start" style:justify-single-word="false" fo:text-indent="0cm" style:auto-text-indent="false"/>
    </style:style>
    <style:style style:name="P42" style:family="paragraph" style:parent-style-name="Text_20_body" style:list-style-name="L3">
      <style:paragraph-properties fo:margin-left="1.222cm" fo:margin-right="0cm" fo:text-align="start" style:justify-single-word="false" fo:text-indent="0cm" style:auto-text-indent="false"/>
      <style:text-properties style:font-name="MS PGothic1" style:font-name-asian="MS PGothic1"/>
    </style:style>
    <style:style style:name="P43" style:family="paragraph" style:parent-style-name="Text_20_body" style:list-style-name="L4">
      <style:paragraph-properties fo:margin-left="1.203cm" fo:margin-right="0cm" fo:text-align="start" style:justify-single-word="false" fo:text-indent="0cm" style:auto-text-indent="false"/>
    </style:style>
    <style:style style:name="P44" style:family="paragraph" style:parent-style-name="Text_20_body" style:list-style-name="L4">
      <style:paragraph-properties fo:margin-left="1.203cm" fo:margin-right="0cm" fo:text-align="start" style:justify-single-word="false" fo:text-indent="0cm" style:auto-text-indent="false"/>
      <style:text-properties style:font-name="MS PGothic1" style:font-name-asian="MS PGothic1"/>
    </style:style>
    <style:style style:name="P45" style:family="paragraph" style:parent-style-name="Text_20_body" style:master-page-name="">
      <style:paragraph-properties fo:text-align="start" style:justify-single-word="false" style:page-number="auto" fo:keep-with-next="auto"/>
      <style:text-properties style:font-name="MS PGothic1" style:font-name-asian="MS PGothic1"/>
    </style:style>
    <style:style style:name="P46" style:family="paragraph" style:parent-style-name="Text_20_body" style:master-page-name="">
      <style:paragraph-properties fo:text-align="start" style:justify-single-word="false" style:page-number="auto" fo:keep-with-next="auto"/>
      <style:text-properties style:font-name="MS PGothic1" style:font-name-asian="MS PGothic1" style:language-asian="zh" style:country-asian="TW"/>
    </style:style>
    <style:style style:name="P47"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2" fo:font-size="20pt" style:font-size-asian="20pt" style:font-size-complex="20pt"/>
    </style:style>
    <style:style style:name="P48"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49"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50" style:family="paragraph" style:parent-style-name="Text_20_body_20_indent" style:list-style-name="L2">
      <style:paragraph-properties fo:text-align="start" style:justify-single-word="false"/>
      <style:text-properties style:font-name="MS PGothic1" style:font-name-asian="MS PGothic1"/>
    </style:style>
    <style:style style:name="P51" style:family="paragraph" style:parent-style-name="Heading_20_1">
      <style:paragraph-properties fo:text-align="start" style:justify-single-word="false"/>
      <style:text-properties style:font-name="MS PGothic1" style:font-name-asian="MS PGothic1" style:language-asian="ja" style:country-asian="JP"/>
    </style:style>
    <style:style style:name="P52" style:family="paragraph" style:parent-style-name="Heading_20_1">
      <style:paragraph-properties fo:text-align="start" style:justify-single-word="false"/>
      <style:text-properties style:font-name="MS PGothic1" style:font-name-asian="MS PGothic1"/>
    </style:style>
    <style:style style:name="P53" style:family="paragraph" style:parent-style-name="Heading_20_2">
      <style:paragraph-properties fo:text-align="start" style:justify-single-word="false"/>
      <style:text-properties style:font-name="MS PGothic1" style:font-name-asian="MS PGothic1"/>
    </style:style>
    <style:style style:name="P54" style:family="paragraph" style:parent-style-name="Table_20_Contents">
      <style:paragraph-properties fo:text-align="start" style:justify-single-word="false"/>
      <style:text-properties style:font-name="MS PGothic1" style:font-name-asian="MS PGothic1" style:language-asian="ja" style:country-asian="JP"/>
    </style:style>
    <style:style style:name="P55" style:family="paragraph" style:parent-style-name="Table_20_Contents">
      <style:paragraph-properties fo:text-align="start" style:justify-single-word="false"/>
      <style:text-properties style:font-name="Courier New1" style:font-name-asian="MS PGothic1"/>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style>
    <style:style style:name="T8" style:family="text">
      <style:text-properties style:font-name="MS PGothic" fo:font-size="10pt" style:font-name-asian="MS PGothic" style:font-size-asian="10pt" style:font-size-complex="10pt"/>
    </style:style>
    <style:style style:name="T9" style:family="text">
      <style:text-properties style:font-name="MS PGothic" style:font-name-asian="MS PGothic1"/>
    </style:style>
    <style:style style:name="T10" style:family="text">
      <style:text-properties style:font-name="MS PGothic1" style:font-name-asian="MS PGothic1"/>
    </style:style>
    <style:style style:name="T11" style:family="text">
      <style:text-properties style:font-name="MS PGothic1" style:font-name-asian="MS PGothic1" style:language-asian="ja" style:country-asian="JP"/>
    </style:style>
    <style:style style:name="T12" style:family="text">
      <style:text-properties style:font-name="MS PGothic1" style:font-name-asian="MS PGothic1" style:language-asian="zh" style:country-asian="TW"/>
    </style:style>
    <style:style style:name="T13" style:family="text">
      <style:text-properties style:font-name-asian="MS PGothic1"/>
    </style:style>
    <style:style style:name="T14" style:family="text">
      <style:text-properties style:font-name-asian="MS PGothic1" style:language-asian="ja" style:country-asian="JP"/>
    </style:style>
    <style:style style:name="T15" style:family="text">
      <style:text-properties style:font-name-asian="MS PGothic1" style:language-asian="zh" style:country-asian="TW"/>
    </style:style>
    <style:style style:name="T16" style:family="text">
      <style:text-properties style:font-name="Courier New1"/>
    </style:style>
    <style:style style:name="T17" style:family="text">
      <style:text-properties style:font-name="Courier New1" style:language-asian="zh" style:country-asian="TW"/>
    </style:style>
    <style:style style:name="T18" style:family="text">
      <style:text-properties style:font-name="Courier New1" style:language-asian="ja" style:country-asian="JP"/>
    </style:style>
    <style:style style:name="T19" style:family="text">
      <style:text-properties style:font-name="Courier New1" style:text-underline-style="none"/>
    </style:style>
    <style:style style:name="T20" style:family="text">
      <style:text-properties style:font-name="Courier New1" style:font-name-asian="MS PGothic1"/>
    </style:style>
    <style:style style:name="T21" style:family="text">
      <style:text-properties style:font-name-asian="新細明體"/>
    </style:style>
    <style:style style:name="T22" style:family="text">
      <style:text-properties fo:font-weight="bold" style:language-asian="ja" style:country-asian="JP" style:font-weight-asian="bold" style:font-weight-complex="bold"/>
    </style:style>
    <style:style style:name="T23"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1" draw:name="Graphic3" text:anchor-type="paragraph" svg:x="0.026cm" svg:y="-0.007cm" svg:width="4.547cm" svg:height="1.926cm" draw:z-index="0"><draw:image xlink:href="Pictures/2000009A000011C500000788F99F31B9.svm" xlink:type="simple" xlink:show="embed" xlink:actuate="onLoad"/></draw:frame></text:p>
      <text:p text:style-name="P2">SIMPLY RICH</text:p>
      <text:p text:style-name="P5"><text:span text:style-name="T1">ZK</text:span><text:span text:style-name="T2">TM</text:span></text:p>
      <text:p text:style-name="Document_20_Title">クイックスタートガイド</text:p>
      <text:p text:style-name="Document_20_SubTitle">Version 5.0.0 RC2</text:p>
      <text:p text:style-name="P9"/>
      <text:p text:style-name="P10">December 2009</text:p>
      <text:p text:style-name="P11">Potix Corporation</text:p>
      <text:p text:style-name="P6"/>
      <text:p text:style-name="P48"/>
      <text:p text:style-name="P49"/>
      <text:p text:style-name="P12">Copyright © Potix Corporation. All rights reserved.</text:p>
      <text:p text:style-name="P13">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3">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3">Potix Corporation reserves the right to make changes in the product design without reservation and without notification to its users.</text:p>
      <text:p text:style-name="P13">The Potix logo and ZK are trademarks of Potix Corporation.</text:p>
      <text:p text:style-name="P13">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はじめに<text:tab/>4</text:p>
          <text:p text:style-name="P15"><text:a xlink:type="simple" xlink:href="#1.1.サーブレットコンテナ (Java Web Server)のご紹介|outline" text:style-name="Internet_20_link" text:visited-style-name="Internet_20_link">サーブレットコンテナ (Java Web Server)のご紹介<text:tab/>4</text:a></text:p>
          <text:p text:style-name="P15"><text:a xlink:type="simple" xlink:href="#1.2.Java言語のご紹介|outline" text:style-name="Internet_20_link" text:visited-style-name="Internet_20_link">Java言語のご紹介<text:tab/>4</text:a></text:p>
          <text:p text:style-name="P15"><text:a xlink:type="simple" xlink:href="#1.3.統合開発環境 (IDE)のご紹介|outline" text:style-name="Internet_20_link" text:visited-style-name="Internet_20_link">統合開発環境 (IDE)のご紹介<text:tab/>4</text:a></text:p>
          <text:p text:style-name="P14">1. ダウンロード<text:tab/>5</text:p>
          <text:p text:style-name="P14">2. デモファイルを実行してみよう<text:tab/>6</text:p>
          <text:p text:style-name="P14">3. インストール<text:tab/>7</text:p>
          <text:p text:style-name="P15"><text:a xlink:type="simple" xlink:href="#4.1.方法 1: ZKをアプリケーションに添付する|outline" text:style-name="Internet_20_link" text:visited-style-name="Internet_20_link">方法 1: ZKをアプリケーションに添付する<text:tab/>7</text:a></text:p>
          <text:p text:style-name="P15"><text:a xlink:type="simple" xlink:href="#4.2.方法 2: ZKライブラリーを共有フォルダに置く|outline" text:style-name="Internet_20_link" text:visited-style-name="Internet_20_link">方法 2: ZKライブラリーを共有フォルダに置く<text:tab/>7</text:a></text:p>
          <text:p text:style-name="P15"><text:a xlink:type="simple" xlink:href="#4.3.MySQL3を使う|outline" text:style-name="Internet_20_link" text:visited-style-name="Internet_20_link">MySQLを使う<text:tab/>8</text:a></text:p>
          <text:p text:style-name="P14">4. ZKパッケージ<text:tab/>9</text:p>
          <text:p text:style-name="P15"><text:a xlink:type="simple" xlink:href="#5.1./doc|outline" text:style-name="Internet_20_link" text:visited-style-name="Internet_20_link">/doc<text:tab/>9</text:a></text:p>
          <text:p text:style-name="P15"><text:a xlink:type="simple" xlink:href="#5.2./dist/lib|outline" text:style-name="Internet_20_link" text:visited-style-name="Internet_20_link">/dist/lib<text:tab/>9</text:a></text:p>
          <text:p text:style-name="P15"><text:a xlink:type="simple" xlink:href="#5.3./dist/lib/zkforge|outline" text:style-name="Internet_20_link" text:visited-style-name="Internet_20_link">/dist/lib/zkforge<text:tab/>9</text:a></text:p>
          <text:p text:style-name="P15"><text:a xlink:type="simple" xlink:href="#5.4./dist/lib/ext|outline" text:style-name="Internet_20_link" text:visited-style-name="Internet_20_link">/dist/lib/ext<text:tab/>10</text:a></text:p>
          <text:p text:style-name="P15"><text:a xlink:type="simple" xlink:href="#5.5./dist/src|outline" text:style-name="Internet_20_link" text:visited-style-name="Internet_20_link">/dist/src<text:tab/>11</text:a></text:p>
          <text:p text:style-name="P15"><text:a xlink:type="simple" xlink:href="#5.6./dist/xsd|outline" text:style-name="Internet_20_link" text:visited-style-name="Internet_20_link">/dist/xsd<text:tab/>11</text:a></text:p>
          <text:p text:style-name="P15"><text:a xlink:type="simple" xlink:href="#5.7./dist/WEB-INF|outline" text:style-name="Internet_20_link" text:visited-style-name="Internet_20_link">/dist/WEB-INF<text:tab/>11</text:a></text:p>
          <text:p text:style-name="P14">5. デモパッケージ<text:tab/>12</text:p>
          <text:p text:style-name="P15"><text:a xlink:type="simple" xlink:href="#6.1./|outline" text:style-name="Internet_20_link" text:visited-style-name="Internet_20_link">/<text:tab/>12</text:a></text:p>
          <text:p text:style-name="P15"><text:a xlink:type="simple" xlink:href="#6.2./zkdemo|outline" text:style-name="Internet_20_link" text:visited-style-name="Internet_20_link">/zkdemo<text:tab/>12</text:a></text:p>
          <text:p text:style-name="P15"><text:a xlink:type="simple" xlink:href="#6.3./MyApp|outline" text:style-name="Internet_20_link" text:visited-style-name="Internet_20_link">/MyApp<text:tab/>12</text:a></text:p>
          <text:p text:style-name="P14">6. 初めてのZKアプリ<text:tab/>13</text:p>
          <text:p text:style-name="P15"><text:a xlink:type="simple" xlink:href="#7.1.初めての Hello World|outline" text:style-name="Internet_20_link" text:visited-style-name="Internet_20_link">初めての Hello World<text:tab/>15</text:a></text:p>
        </text:index-body>
      </text:table-of-content>
      <text:h text:style-name="P51" text:outline-level="1">はじめに</text:h>
      <text:h text:style-name="P53" text:outline-level="2"><text:span text:style-name="T3">サーブレットコンテナ</text:span> (Java Web Server)<text:span text:style-name="T3">のご紹介</text:span></text:h>
      <text:p text:style-name="P16"><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21">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23"><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24">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4"><text:a xlink:type="simple" xlink:href="http://tomcat.apache.org/tomcat-5.5-doc/index.html" office:target-frame-name="_blank" xlink:show="new">http://tomcat.apache.org/tomcat-5.5-doc/index.html</text:a></text:p>
          </table:table-cell>
        </table:table-row>
      </table:table>
      <text:h text:style-name="P53" text:outline-level="2">Java<text:span text:style-name="T3">言語のご紹介</text:span></text:h>
      <text:p text:style-name="P17">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3">Language Basic</text:p>
          </table:table-cell>
          <table:table-cell table:style-name="Table3.B2" office:value-type="string">
            <text:p text:style-name="P4"><text:a xlink:type="simple" xlink:href="http://java.sun.com/docs/books/tutorial/java/nutsandbolts/index.html"><text:span text:style-name="T8">http://java.sun.com/docs/books/tutorial/java/nutsandbolts/index.html</text:span></text:a></text:p>
          </table:table-cell>
        </table:table-row>
        <table:table-row table:style-name="Table3.1">
          <table:table-cell table:style-name="Table3.A2" office:value-type="string">
            <text:p text:style-name="P3">Class and Object</text:p>
          </table:table-cell>
          <table:table-cell table:style-name="Table3.B2" office:value-type="string">
            <text:p text:style-name="P4"><text:a xlink:type="simple" xlink:href="http://java.sun.com/docs/books/tutorial/java/concepts/index.html"><text:span text:style-name="T8">http://java.sun.com/docs/books/tutorial/java/concepts/index.html</text:span></text:a></text:p>
            <text:p text:style-name="P4"><text:a xlink:type="simple" xlink:href="http://java.sun.com/docs/books/tutorial/java/javaOO/index.html"><text:span text:style-name="T8">http://java.sun.com/docs/books/tutorial/java/javaOO/index.html</text:span></text:a></text:p>
            <text:p text:style-name="P4"><text:a xlink:type="simple" xlink:href="http://java.sun.com/docs/books/tutorial/java/IandI/index.html"><text:span text:style-name="T7">http://java.sun.com/docs/books/tutorial/java/IandI/index.html</text:span></text:a></text:p>
          </table:table-cell>
        </table:table-row>
      </table:table>
      <text:h text:style-name="P53" text:outline-level="2"><text:span text:style-name="T3">統合開発環境 </text:span><text:span text:style-name="T6">(IDE)</text:span><text:span text:style-name="T3">のご紹介</text:span></text:h>
      <text:p text:style-name="P7">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7"><text:span text:style-name="T3">ステップ・バイ・ステップガイドは”</text:span>small talks<text:span text:style-name="T3">”より確認できます。</text:span></text:p>
      <text:p text:style-name="P8"><text:span text:style-name="T10"><text:tab/></text:span><text:a xlink:type="simple" xlink:href="http://www.zkoss.org/smalltalks/eclipse/ek.html"><text:span text:style-name="Internet_20_link">http://www.zkoss.org/smalltalks/eclipse/ek.html</text:span></text:a></text:p>
      <text:h text:style-name="P52"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2">File</text:p>
            </table:table-cell>
            <table:table-cell table:style-name="Table1.B1" office:value-type="string">
              <text:p text:style-name="P22">Des<text:span text:style-name="T6">cription</text:span></text:p>
            </table:table-cell>
          </table:table-row>
        </table:table-header-rows>
        <table:table-row>
          <table:table-cell table:style-name="Table1.A2" office:value-type="string">
            <text:p text:style-name="P25"><text:span text:style-name="Source_20_Text">zk-bin-5.0.0-RC2</text:span><text:span text:style-name="Source_20_Text"><text:span text:style-name="T3">.tar.gz<text:line-break/></text:span></text:span><text:span text:style-name="Source_20_Text">zk-</text:span><text:span text:style-name="Source_20_Text"><text:span text:style-name="T3">bin-</text:span></text:span><text:span text:style-name="Source_20_Text">5.0.0-RC2</text:span><text:span text:style-name="Source_20_Text"><text:span text:style-name="T3">.zip</text:span></text:span></text:p>
          </table:table-cell>
          <table:table-cell table:style-name="Table1.B2" office:value-type="string">
            <text:p text:style-name="P26">Zkを使用するのに、必要なバイナリファイルと最低必要なライブラリーです。</text:p>
            <text:p text:style-name="P26">コミュニティ版です。</text:p>
          </table:table-cell>
        </table:table-row>
        <table:table-row>
          <table:table-cell table:style-name="Table1.A2" office:value-type="string">
            <text:p text:style-name="P25"><text:span text:style-name="Source_20_Text">zk-bin-</text:span><text:span text:style-name="Source_20_Text"><text:span text:style-name="T3">prof</text:span></text:span><text:span text:style-name="Source_20_Text">-5.0.0-RC2</text:span><text:span text:style-name="Source_20_Text"><text:span text:style-name="T3">.tar.gz　</text:span></text:span><text:span text:style-name="Source_20_Text">zk-</text:span><text:span text:style-name="Source_20_Text"><text:span text:style-name="T3">bin-prof-</text:span></text:span><text:span text:style-name="Source_20_Text">5.0.0-RC2</text:span><text:span text:style-name="Source_20_Text"><text:span text:style-name="T3">.zip</text:span></text:span></text:p>
          </table:table-cell>
          <table:table-cell table:style-name="Table1.B2" office:value-type="string">
            <text:p text:style-name="P26">ZKのバイナリパッケージです。ZKコミュニティ版にあるすべてのファイルと、JFreeChart・GoogleMaps<text:span text:style-name="T6">・Jasper Reports・</text:span>レイアウトコンポーネンツが含まれています。</text:p>
            <text:p text:style-name="P26">Pro版です。</text:p>
          </table:table-cell>
        </table:table-row>
        <table:table-row>
          <table:table-cell table:style-name="Table1.A2" office:value-type="string">
            <text:p text:style-name="P25"><text:span text:style-name="Source_20_Text">zk-bin-ent-5.0.0-RC2</text:span><text:span text:style-name="Source_20_Text"><text:span text:style-name="T3">.tar.gz<text:line-break/></text:span></text:span><text:span text:style-name="Source_20_Text">zk-bin-ent-5.0.0-RC2</text:span><text:span text:style-name="Source_20_Text"><text:span text:style-name="T3">.zip</text:span></text:span></text:p>
          </table:table-cell>
          <table:table-cell table:style-name="Table1.B2" office:value-type="string">
            <text:p text:style-name="P26">ZKのバイナリパッケージです。ZK Pro版にあるすべてのファイル、アクセシビリティ関係、パフォーマンス向上ファイル(<text:span text:style-name="Source_20_Text"><text:span text:style-name="T3">zkmax.jar</text:span></text:span><text:span text:style-name="T11">)、 Ruby/Groovy/</text:span><text:span text:style-name="T6">JavaScript/</text:span>MVEL/<text:span text:style-name="T6">OGNL</text:span>のためのプラグインなどが入っています。</text:p>
            <text:p text:style-name="P26">エンタープライズ版です。</text:p>
          </table:table-cell>
        </table:table-row>
        <table:table-row>
          <table:table-cell table:style-name="Table1.A2" office:value-type="string">
            <text:p text:style-name="P25"><text:span text:style-name="Source_20_Text">Zk-demo-</text:span><text:span text:style-name="Source_20_Text"><text:span text:style-name="T3">5.0.0-RC2</text:span></text:span><text:span text:style-name="Source_20_Text">.zip</text:span></text:p>
          </table:table-cell>
          <table:table-cell table:style-name="Table1.B2" office:value-type="string">
            <text:p text:style-name="P26">独立した<text:span text:style-name="Source_20_Text">zkdemo</text:span>アプリケーションをWARとEARのフォーマットで提供します。デモアプリケーションのソースコードも含まれています。</text:p>
            <text:p text:style-name="P26">デモ用サンプルを見るにはウェブサーバ等の設定は一切不要です。</text:p>
          </table:table-cell>
        </table:table-row>
        <table:table-row>
          <table:table-cell table:style-name="Table1.A2" office:value-type="string">
            <text:p text:style-name="P25"><text:span text:style-name="Source_20_Text">Zk-</text:span><text:span text:style-name="Source_20_Text"><text:span text:style-name="T3">javadoc-5.0.0-RC2.</text:span></text:span><text:span text:style-name="Source_20_Text">zip</text:span></text:p>
          </table:table-cell>
          <table:table-cell table:style-name="Table1.B2" office:value-type="string">
            <text:p text:style-name="P25"><text:span text:style-name="T3">ZKフレームワークにて</text:span>Java API<text:span text:style-name="T3">を使用するマニュアルです。</text:span></text:p>
          </table:table-cell>
        </table:table-row>
        <table:table-row>
          <table:table-cell table:style-name="Table1.A2" office:value-type="string">
            <text:p text:style-name="P25"><text:span text:style-name="Source_20_Text">Zk-</text:span><text:span text:style-name="Source_20_Text"><text:span text:style-name="T3">src-5.0.0-RC2.</text:span></text:span><text:span text:style-name="Source_20_Text">tar.gz</text:span></text:p>
          </table:table-cell>
          <table:table-cell table:style-name="Table1.B2" office:value-type="string">
            <text:p text:style-name="P26">ZKフレームワークのソースコードです。</text:p>
          </table:table-cell>
        </table:table-row>
      </table:table>
      <text:p text:style-name="P18"/>
      <text:h text:style-name="P52" text:outline-level="1">2. <text:span text:style-name="T3">デモファイルを実行してみよう</text:span></text:h>
      <text:p text:style-name="P17">ZKの能力を試すのであれば、下記のURLを参照しましょう。</text:p>
      <text:p text:style-name="P19"><text:span text:style-name="Internet_20_link"><text:span text:style-name="T14">　　</text:span></text:span><text:span text:style-name="Internet_20_link"><text:span text:style-name="T15"> </text:span></text:span><text:a xlink:type="simple" xlink:href="http://www.zkoss.org/zkdemo/userguide"><text:span text:style-name="Internet_20_link"><text:span text:style-name="T13">http://www.zkoss.org/zkdemo/userguide</text:span></text:span></text:a></text:p>
      <text:p text:style-name="P17">また、ローカルサーバでデモを実行する方法は次の通りです。</text:p>
      <text:list xml:id="list34315464" text:style-name="L1">
        <text:list-item>
          <text:p text:style-name="P39"><text:a xlink:type="simple" xlink:href="http://sourceforge.net/project/showfiles.php?group_id=152762&amp;package_id=169309"><text:span text:style-name="T11">S</text:span></text:a><text:a xlink:type="simple" xlink:href="http://sourceforge.net/project/showfiles.php?group_id=152762&amp;package_id=169309"><text:span text:style-name="T10">ource</text:span></text:a><text:a xlink:type="simple" xlink:href="http://sourceforge.net/project/showfiles.php?group_id=152762&amp;package_id=169309"><text:span text:style-name="T11">F</text:span></text:a><text:a xlink:type="simple" xlink:href="http://sourceforge.net/project/showfiles.php?group_id=152762&amp;package_id=169309"><text:span text:style-name="T10">orge.net</text:span></text:a><text:a xlink:type="simple" xlink:href="http://sourceforge.net/project/showfiles.php?group_id=152762&amp;package_id=169309"><text:span text:style-name="T11"> から次のファイルをダウンロードします： </text:span></text:a><text:a xlink:type="simple" xlink:href="http://sourceforge.net/project/showfiles.php?group_id=152762&amp;package_id=169309"><text:span text:style-name="Source_20_Text"><text:span text:style-name="T3">zk-demo-5.0.0-RC2.zip</text:span></text:span></text:a></text:p>
        </text:list-item>
        <text:list-item>
          <text:p text:style-name="P39"><text:span text:style-name="T11">ファイルを解凍し、</text:span><text:span text:style-name="Source_20_Text">zkdemo.war</text:span><text:span text:style-name="T10"> </text:span><text:span text:style-name="T11">か</text:span><text:span text:style-name="T10"> </text:span><text:span text:style-name="Source_20_Text">zkdemo.ear</text:span><text:span text:style-name="T11">をウェブサーバまたはアプリケーションサーバにデプロイします。</text:span><text:span text:style-name="T10"><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2"> </text:span><text:a xlink:type="simple" xlink:href="http://en.wikibooks.org/wiki/ZK/How-Tos#Installation_and_Configuration"><text:span text:style-name="Source_20_Text"><text:span text:style-name="T16">http://en.wikibooks.org/wiki/ZK/How-Tos#Installation_and_Configuration</text:span></text:span></text:a><text:span text:style-name="T12"><text:line-break/><text:line-break/>Tomcat</text:span><text:span text:style-name="T11">サーバの場合は、アプリケーションを</text:span><text:span text:style-name="T12"> </text:span><text:span text:style-name="Source_20_Text"><text:span text:style-name="T6">$TOMCAT_DIR/webapps</text:span></text:span><text:span text:style-name="T12"> </text:span><text:span text:style-name="T11">フォルダにコピーすればTomcatは自動的にデプロイしてくれます。</text:span></text:p>
        </text:list-item>
        <text:list-item>
          <text:p text:style-name="P40"><text:span text:style-name="Source_20_Text">zkdemo.war</text:span><text:span text:style-name="T11">のデプロイが完了しましたら、</text:span><text:a xlink:type="simple" xlink:href="http://localhost:8080/zkdemo-all/userguide"><text:span text:style-name="Source_20_Text"><text:span text:style-name="T16">http://localhost:8080/zkdemo/userguide</text:span></text:span></text:a><text:a xlink:type="simple" xlink:href="http://localhost:8080/zkdemo-all/userguide"><text:span text:style-name="T11">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Source_20_Text"><text:span text:style-name="T17">zkdemo.</text:span></text:span></text:a><text:a xlink:type="simple" xlink:href="http://localhost:8080/zkdemo-all/userguide"><text:span text:style-name="Source_20_Text"><text:span text:style-name="T18">ear</text:span></text:span></text:a><text:a xlink:type="simple" xlink:href="http://localhost:8080/zkdemo-all/userguide"><text:span text:style-name="T11">を使いましょう。</text:span></text:a></text:p>
        </text:list-item>
      </text:list>
      <text:h text:style-name="P52" text:outline-level="1">3. <text:span text:style-name="T3">インストール</text:span></text:h>
      <text:p text:style-name="P16">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Source_20_Text"><text:span text:style-name="T6">WEB-INF/lib</text:span></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6"><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53" text:outline-level="2"><text:span text:style-name="T3">方法</text:span> 1: <text:span text:style-name="T3">ZKをアプリケーションに添付する</text:span></text:h>
      <text:p text:style-name="P17">ZKのライブラリーをウェブアプリケーションの適当なフォルダにコピーすることで、アプリケーションをサーバへデプロイする際、サーバ側の設定は一切不要になります。</text:p>
      <text:p text:style-name="P32">ZK<text:span text:style-name="T3">ライブラリーをWARファイルに添付する(ウェブアプリ)</text:span></text:p>
      <text:list xml:id="list34325001" text:style-name="L2">
        <text:list-item>
          <text:p text:style-name="P50"><text:span text:style-name="Source_20_Text">zk-</text:span><text:span text:style-name="Source_20_Text"><text:span text:style-name="T3">bin-</text:span></text:span><text:span text:style-name="Source_20_Text">5.0.0-RC2</text:span><text:span text:style-name="Source_20_Text"><text:span text:style-name="T3">.zip</text:span></text:span> <text:span text:style-name="T3">または</text:span><text:span text:style-name="Source_20_Text"> zk-bin-5.0.0-RC2</text:span><text:span text:style-name="Source_20_Text"><text:span text:style-name="T3">.tar.gz</text:span></text:span><text:span text:style-name="T3">を解凍します。</text:span></text:p>
        </text:list-item>
        <text:list-item>
          <text:p text:style-name="P50"><text:span text:style-name="Source_20_Text">dist/lib/*.jar, dis</text:span><text:span text:style-name="Source_20_Text"><text:span text:style-name="T6">t/zkforge/*.jar,</text:span></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50"><text:span text:style-name="Source_20_Text">dis</text:span><text:span text:style-name="Source_20_Text"><text:span text:style-name="T6">t/zkforge </text:span></text:span><text:span text:style-name="T3">の下にある全部のライブラリーと</text:span><text:span text:style-name="Source_20_Text"><text:span text:style-name="T6">dist/lib/ext</text:span></text:span><text:span text:style-name="T3">の下にある一部のライブラリーはオプションライブラリーです。オプションファイルにつしては次の章をご覧ください。</text:span></text:p>
        </text:list-item>
      </text:list>
      <text:p text:style-name="P32">ZK<text:span text:style-name="T3">ライブラリーを</text:span>EAR<text:span text:style-name="T3">ファイルに添付する</text:span>(the Jav<text:span text:style-name="T6">a EE application)</text:span></text:p>
      <text:list xml:id="list34367958" text:continue-list="list34325001" text:style-name="L2">
        <text:list-item text:start-value="1">
          <text:p text:style-name="P50"><text:span text:style-name="Source_20_Text">zk-bin-5.0.0-RC2</text:span><text:span text:style-name="Source_20_Text"><text:span text:style-name="T3">.zip</text:span></text:span><text:span text:style-name="T3"> か</text:span> <text:span text:style-name="Source_20_Text">zk-bin-5.0.0-RC2</text:span><text:span text:style-name="Source_20_Text"><text:span text:style-name="T3">.tar.gz</text:span></text:span><text:span text:style-name="T3">を解凍します。</text:span></text:p>
        </text:list-item>
        <text:list-item>
          <text:p text:style-name="P50"><text:span text:style-name="Source_20_Text">dist/lib/*.jar, dis</text:span><text:span text:style-name="Source_20_Text"><text:span text:style-name="T6">t/zkforge/*.jar,</text:span></text:span><text:span text:style-name="Source_20_Text"> dist/lib/ext/*.jar</text:span> <text:span text:style-name="T3">をJava Eeアプリケーションのホームディレクトリーにコピーします。</text:span></text:p>
          <text:p text:style-name="P50"><text:span text:style-name="Source_20_Text"><text:span text:style-name="T3">dis</text:span></text:span><text:span text:style-name="Source_20_Text"><text:span text:style-name="T6">t/zkforge</text:span></text:span><text:span text:style-name="T12"> </text:span><text:span text:style-name="T3">の下にある全部のライブラリーと</text:span><text:span text:style-name="Source_20_Text"><text:span text:style-name="T6">dist/lib/ext</text:span></text:span><text:span text:style-name="T11">の下にある一部のライブラリーはオプションです。オプションファイルにつしては次の章をご覧ください。</text:span></text:p>
        </text:list-item>
      </text:list>
      <text:h text:style-name="P53" text:outline-level="2"><text:span text:style-name="T3">方法</text:span> 2: ZK<text:span text:style-name="T3">ライブラリー</text:span>を<text:span text:style-name="T3">共有フォルダに置く</text:span></text:h>
      <text:p text:style-name="P17">この方法はZKライブラリーを共有フォルダに置きます。やり方はウェブサーバによって違います。</text:p>
      <text:p text:style-name="P32"><text:span text:style-name="T3">ZKを</text:span>Tomcat<text:span text:style-name="T3">にインストール</text:span></text:p>
      <text:list xml:id="list34313980" text:style-name="L3">
        <text:list-item>
          <text:p text:style-name="P41"><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42">Tomcat<text:span text:style-name="T3">を停止します。</text:span></text:p>
        </text:list-item>
        <text:list-item>
          <text:p text:style-name="P42"><text:soft-page-break/><text:span text:style-name="Source_20_Text">zk-bin-5.0.0-RC2</text:span><text:span text:style-name="Source_20_Text"><text:span text:style-name="T3">.zip </text:span></text:span><text:span text:style-name="T3">もしくは</text:span> <text:span text:style-name="Source_20_Text">zk-bin-5.0.0-RC2</text:span><text:span text:style-name="Source_20_Text"><text:span text:style-name="T3">.tar.gz</text:span></text:span><text:span text:style-name="T3">を解凍します。</text:span></text:p>
        </text:list-item>
        <text:list-item>
          <text:p text:style-name="P42"><text:span text:style-name="Source_20_Text">dist/lib/*.jar</text:span><text:span text:style-name="T3">と</text:span><text:span text:style-name="Source_20_Text"> dis</text:span><text:span text:style-name="Source_20_Text"><text:span text:style-name="T6">t/zkforge/*.jar</text:span></text:span><text:span text:style-name="Source_20_Text"><text:span text:style-name="T3">と</text:span></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6">$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Source_20_Text"><text:span text:style-name="T6">t/zkforge</text:span></text:span><text:span text:style-name="T6"> の</text:span><text:span text:style-name="T3">全てのライブラリーと</text:span><text:span text:style-name="Source_20_Text"><text:span text:style-name="T6">dist/lib/ext </text:span></text:span><text:span text:style-name="T3">にある一部のライブラリーはオプションです。オプションファイルにつしては次の章をご覧ください。</text:span></text:p>
        </text:list-item>
        <text:list-item>
          <text:p text:style-name="P42">Tomcat<text:span text:style-name="T3">を再起動します。</text:span></text:p>
        </text:list-item>
      </text:list>
      <text:p text:style-name="P35"><text:span text:style-name="T11">上記手順に従ってライブラリーのコピーが完了したら、ウェブアプリケーション(</text:span><text:span text:style-name="Source_20_Text"><text:span text:style-name="T6">demo/bin/zkdemo-min.war</text:span></text:span><text:span text:style-name="T12">) </text:span><text:span text:style-name="T11">を</text:span><text:span text:style-name="T12">Tomcat</text:span><text:span text:style-name="T11">にデプロイしましょう。Tomcatマネジャーを利用してデプロイするか、ファイルを</text:span><text:span text:style-name="T10"> </text:span><text:span text:style-name="Source_20_Text">$TOMCAT_HOME/webapps</text:span><text:span text:style-name="T10"> </text:span><text:span text:style-name="T11">にコピーします。</text:span><text:span text:style-name="T10"> </text:span><text:span text:style-name="T11">ファイルをコピーする場合、Tomcatを一旦停止しなければなりません。デプロイが完了したら</text:span><text:a xlink:type="simple" xlink:href="http://localhost/zkdemo/userguide"><text:span text:style-name="Source_20_Text"><text:span text:style-name="T19">http://localhost:8080/zkdemo/userguide</text:span></text:span></text:a><text:span text:style-name="T10">より結果を確認できます。なお、上記のパスはウェブサーバの設定により異なります。</text:span></text:p>
      <text:p text:style-name="Tip"><text:span text:style-name="T21">補足：</text:span>Tomcat 6.x <text:span text:style-name="T21">は、デフォルトでは、</text:span> <text:span text:style-name="T16">shared/lib</text:span> <text:span text:style-name="T21">にあるクラスを読み込ません。読み込ませるには </text:span><text:span text:style-name="T16">conf/catalina.properties</text:span> <text:span text:style-name="T21">ファイルで以下を指定します：</text:span></text:p>
      <text:p text:style-name="Tip"><text:tab/><text:span text:style-name="T16">shared.loader=${catalina.base}/shared/lib/*.jar</text:span></text:p>
      <text:p text:style-name="P32">ZK<text:span text:style-name="T3">を</text:span>Jetty<text:span text:style-name="T3">にインストール</text:span></text:p>
      <text:list xml:id="list34303359" text:style-name="L4">
        <text:list-item>
          <text:p text:style-name="P43"><text:a xlink:type="simple" xlink:href="http://www.mortbay.org/jetty/index.html"><text:span text:style-name="T16">http://www.mortbay.org/jetty/index.html</text:span></text:a><text:span text:style-name="T20">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3">http://docs.codehaus.org/display/JETTY/Jetty+Documentation</text:span></text:a></text:p></text:note-body></text:note></text:span><text:span text:style-name="T11">します。</text:span></text:p>
        </text:list-item>
        <text:list-item>
          <text:p text:style-name="P44">Jetty<text:span text:style-name="T3">を停止します。</text:span></text:p>
        </text:list-item>
        <text:list-item>
          <text:p text:style-name="P44"><text:span text:style-name="Source_20_Text">zk-bin-5.0.0-RC2</text:span><text:span text:style-name="Source_20_Text"><text:span text:style-name="T3">.zip</text:span></text:span><text:span text:style-name="T3"> もしくは</text:span> <text:span text:style-name="Source_20_Text">zk-bin-5.0.0-RC2</text:span><text:span text:style-name="Source_20_Text"><text:span text:style-name="T3">.tar.gz</text:span></text:span><text:span text:style-name="T3">を解凍します。</text:span></text:p>
        </text:list-item>
        <text:list-item>
          <text:p text:style-name="P44"><text:span text:style-name="Source_20_Text">dist/lib/*.jar</text:span><text:span text:style-name="T3">と</text:span><text:span text:style-name="Source_20_Text"> dis</text:span><text:span text:style-name="Source_20_Text"><text:span text:style-name="T6">t/zkforge/*.jar</text:span></text:span><text:span text:style-name="T3">と</text:span> <text:span text:style-name="Source_20_Text">dist/lib/ext/*.jar</text:span> <text:span text:style-name="T3">を </text:span><text:span text:style-name="Source_20_Text">$JETTY_HOME/ext</text:span><text:span text:style-name="T3">にコピーします。</text:span><text:span text:style-name="Source_20_Text"><text:span text:style-name="T6">dist/zkforge</text:span></text:span><text:span text:style-name="T6"> </text:span><text:span text:style-name="T3">にある全てのライブラリーと</text:span><text:span text:style-name="T6"> </text:span><text:span text:style-name="Source_20_Text"><text:span text:style-name="T6">dist/lib/ext</text:span></text:span><text:span text:style-name="T6"> </text:span><text:span text:style-name="T3">にある一部のライブラリーはオプションライブラリーです。オプションファイルにつしては次の章をご覧ください。</text:span></text:p>
        </text:list-item>
        <text:list-item>
          <text:p text:style-name="P44">Jetty<text:span text:style-name="T3">を再起動します。</text:span></text:p>
        </text:list-item>
      </text:list>
      <text:p text:style-name="P37"><text:span text:style-name="T11">上記手順に従ってライブラリーのコピーが完了したら、ウェブアプリケーション（</text:span><text:span text:style-name="Source_20_Text"><text:span text:style-name="T6">demo/bin/zkdemo-min.war</text:span></text:span><text:span text:style-name="T11">) を</text:span><text:span text:style-name="T12"> </text:span><text:span text:style-name="Source_20_Text"><text:span text:style-name="T6">$JETTY_HOME/webapps</text:span></text:span><text:span text:style-name="T12"> </text:span><text:span text:style-name="T11">にコピーしましょう。デプロイ成功したら</text:span><text:span text:style-name="Source_20_Text"><text:span text:style-name="T3"> </text:span></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53" text:outline-level="2">MySQL<text:note text:id="ftn3" text:note-class="footnote"><text:note-citation>3</text:note-citation><text:note-body><text:p text:style-name="Footnote"><text:a xlink:type="simple" xlink:href="http://www-jp.mysql.com/"><text:span text:style-name="T3">http://www-jp.mysql.com/</text:span></text:a></text:p></text:note-body></text:note><text:span text:style-name="T3">を使う</text:span></text:h>
      <text:p text:style-name="P18"><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Source_20_Text"><text:span text:style-name="T3"> </text:span></text:span><text:span text:style-name="Source_20_Text"><text:span text:style-name="T6">$TOMCAT_DIR/common/lib</text:span></text:span><text:span text:style-name="T3">に置かなければなりません。</text:span></text:p>
      <text:h text:style-name="P52" text:outline-level="1">4. <text:span text:style-name="T3">ZKパッケージ</text:span></text:h>
      <text:p text:style-name="P45"><text:span text:style-name="T3">この章は</text:span><text:span text:style-name="Source_20_Text">zk-bin-5.0.0-RC2</text:span><text:span text:style-name="Source_20_Text"><text:span text:style-name="T3">.zip</text:span></text:span>について<text:span text:style-name="T3">説明します。</text:span></text:p>
      <text:h text:style-name="P53" text:outline-level="2">/doc</text:h>
      <text:p text:style-name="P34">コピーライト・リリースノート等ドキュメントはこのフォルダに入っています。</text:p>
      <text:h text:style-name="P53" text:outline-level="2">/dist/lib</text:h>
      <text:p text:style-name="P34">ZKを実行するのに必要なライブラリーはこのフォルダにあります。</text:p>
      <text:h text:style-name="P53" text:outline-level="2">/dist/lib/zkforge</text:h>
      <text:p text:style-name="P33"><text:span text:style-name="T3">FCKedeitor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2">File</text:p>
            </table:table-cell>
            <table:table-cell table:style-name="Table5.B1" office:value-type="string">
              <text:p text:style-name="P22">Des<text:span text:style-name="T6">cription</text:span></text:p>
            </table:table-cell>
          </table:table-row>
        </table:table-header-rows>
        <table:table-row>
          <table:table-cell table:style-name="Table5.A2" office:value-type="string">
            <text:p text:style-name="P25"><text:span text:style-name="Source_20_Text">fckez.jar</text:span></text:p>
          </table:table-cell>
          <table:table-cell table:style-name="Table5.B2" office:value-type="string">
            <text:p text:style-name="P25"><text:span text:style-name="T6">ZK FCKeditor</text:span><text:span text:style-name="T3">コンポーネントを使う場合に必要</text:span></text:p>
            <text:p text:style-name="P27">Version: 2.6.4.1_50</text:p>
          </table:table-cell>
        </table:table-row>
        <table:table-row>
          <table:table-cell table:style-name="Table5.A2" office:value-type="string">
            <text:p text:style-name="P25"><text:span text:style-name="Source_20_Text">ckez.jar</text:span></text:p>
          </table:table-cell>
          <table:table-cell table:style-name="Table5.B2" office:value-type="string">
            <text:p text:style-name="P25"><text:span text:style-name="T6">ZK CKeditor</text:span><text:span text:style-name="T3">コンポーネントを使う場合に必要</text:span></text:p>
            <text:p text:style-name="P27">Version: 3.0_50</text:p>
            <text:p text:style-name="P26">[コミュニティ版には入っておりません]</text:p>
          </table:table-cell>
        </table:table-row>
        <table:table-row>
          <table:table-cell table:style-name="Table5.A2" office:value-type="string">
            <text:p text:style-name="P25"><text:span text:style-name="Source_20_Text">gmapsz.jar</text:span></text:p>
          </table:table-cell>
          <table:table-cell table:style-name="Table5.B2" office:value-type="string">
            <text:p text:style-name="P25"><text:span text:style-name="T6">ZK Google Maps</text:span><text:span text:style-name="T3">コンポーネントを使う場合に必要</text:span></text:p>
            <text:p text:style-name="P27">Version: 2.0_50</text:p>
            <text:p text:style-name="P26">[コミュニティ版・Pro版には入っておりません]</text:p>
          </table:table-cell>
        </table:table-row>
        <table:table-row>
          <table:table-cell table:style-name="Table5.A2" office:value-type="string">
            <text:p text:style-name="P25"><text:span text:style-name="Source_20_Text">timelinez.jar</text:span></text:p>
          </table:table-cell>
          <table:table-cell table:style-name="Table5.B2" office:value-type="string">
            <text:p text:style-name="P25"><text:span text:style-name="T6">ZK Timeline</text:span><text:span text:style-name="T3">コンポーネントを使う場合に必要</text:span></text:p>
            <text:p text:style-name="P27">Version: 2.3.0_50</text:p>
            <text:p text:style-name="P26">[コミュニティ版には入っておりません]</text:p>
          </table:table-cell>
        </table:table-row>
        <table:table-row>
          <table:table-cell table:style-name="Table5.A2" office:value-type="string">
            <text:p text:style-name="P25"><text:span text:style-name="Source_20_Text">timeplotz.jar</text:span></text:p>
          </table:table-cell>
          <table:table-cell table:style-name="Table5.B2" office:value-type="string">
            <text:p text:style-name="P25"><text:span text:style-name="T6">ZK Timeplot</text:span><text:span text:style-name="T3">コンポーネントを使う場合に必要</text:span></text:p>
            <text:p text:style-name="P27">Version: 1.0_50</text:p>
            <text:p text:style-name="P26">[コミュニティ版には入っておりません]]</text:p>
          </table:table-cell>
        </table:table-row>
        <table:table-row>
          <table:table-cell table:style-name="Table5.A2" office:value-type="string">
            <text:p text:style-name="P25"><text:span text:style-name="Source_20_Text">zuljsp.jar</text:span></text:p>
          </table:table-cell>
          <table:table-cell table:style-name="Table5.B2" office:value-type="string">
            <text:p text:style-name="P25"><text:span text:style-name="T6">ZK JSP Tags</text:span><text:span text:style-name="T3">コンポーネントを使う場合に必要</text:span></text:p>
            <text:p text:style-name="P27">Version: 1.4.0-RC</text:p>
            <text:p text:style-name="P26">[コミュニティ版・Pro版には入っておりません]</text:p>
          </table:table-cell>
        </table:table-row>
      </table:table>
      <text:h text:style-name="P53" text:outline-level="2"><text:soft-page-break/>/dist/lib/ext</text:h>
      <text:p text:style-name="P34">ZKを実行するのに必要な外部ライブラリーはこちらになります。一般的なライブラリーですので、既にインストールされている可能性があります。</text:p>
      <text:p text:style-name="P34">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2">File</text:p>
            </table:table-cell>
            <table:table-cell table:style-name="Table4.B1" office:value-type="string">
              <text:p text:style-name="P22">Des<text:span text:style-name="T6">cription</text:span></text:p>
            </table:table-cell>
          </table:table-row>
        </table:table-header-rows>
        <table:table-row>
          <table:table-cell table:style-name="Table4.A2" office:value-type="string">
            <text:p text:style-name="P25"><text:span text:style-name="Source_20_Text">com</text:span><text:span text:style-name="Source_20_Text"><text:span text:style-name="T6">mons-fileupload.jar<text:line-break/>commons-io.jar</text:span></text:span></text:p>
          </table:table-cell>
          <table:table-cell table:style-name="Table4.B2" office:value-type="string">
            <text:p text:style-name="P26">これらのファイルでアップロード機能を実現する場合に使う</text:p>
            <text:p text:style-name="P27">Version: Commons Fileupload 1.2.1 and Commons IO 1.3.1</text:p>
          </table:table-cell>
        </table:table-row>
        <table:table-row>
          <table:table-cell table:style-name="Table4.A2" office:value-type="string">
            <text:p text:style-name="P25"><text:span text:style-name="Source_20_Text">jcommon.jar<text:line-break/>jfreechar.jar</text:span></text:p>
          </table:table-cell>
          <table:table-cell table:style-name="Table4.B2" office:value-type="string">
            <text:p text:style-name="P25"><text:span text:style-name="T6">ZUL</text:span><text:span text:style-name="T3">のチャートコンポーネントを使用する場合に使う</text:span><text:span text:style-name="T6">.</text:span></text:p>
            <text:p text:style-name="P30"><text:span text:style-name="T10">Version: </text:span><text:a xlink:type="simple" xlink:href="http://www.jfree.org/jfreechart/">JFreeChart</text:a><text:span text:style-name="T10"> 1.0.13 and </text:span><text:a xlink:type="simple" xlink:href="http://www.jfree.org/jcommon">JCommon</text:a><text:span text:style-name="T10"> 1.0.16</text:span></text:p>
            <text:p text:style-name="P26">[コミュニティ版には入っておりません]</text:p>
          </table:table-cell>
        </table:table-row>
        <table:table-row>
          <table:table-cell table:style-name="Table4.A2" office:value-type="string">
            <text:p text:style-name="P55">jasperreports.jar<text:line-break/>itext.jar<text:line-break/>jxl.jar<text:line-break/>poi.jar<text:line-break/>com<text:span text:style-name="T6">mons-collections.jar<text:line-break/>commons-logging.jar<text:line-break/>commons-digester.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29">Version: Jasper Reports 3.7.0<text:line-break/>(itext: 2.1.7, commons-collections: 3.2.1, commons-logging: 1.1.1, commons-digester:2.0, jxl: 2.6.12, poi: 3.2)</text:p>
            <text:p text:style-name="P29">補足：poi.jar は Apache POI からエクセルに変換する際に使います。また、jxl.jar は JExcelApi からエクセルに変換する際に必要になります。</text:p>
            <text:p text:style-name="P28">[コミュニティ版には入っておりません]</text:p>
          </table:table-cell>
        </table:table-row>
        <table:table-row>
          <table:table-cell table:style-name="Table4.A2" office:value-type="string">
            <text:p text:style-name="P25"><text:span text:style-name="Source_20_Text">bsh.jar</text:span></text:p>
          </table:table-cell>
          <table:table-cell table:style-name="Table4.B2" office:value-type="string">
            <text:p text:style-name="P31"><text:span text:style-name="T10">Jav</text:span><text:span text:style-name="T12">a interpreter (</text:span><text:a xlink:type="simple" xlink:href="http://www.beanshell.org/"><text:span text:style-name="T10">BeanShell</text:span></text:a><text:span text:style-name="T12">)</text:span><text:span text:style-name="T11">でスクリプトを作成する場合に使う</text:span></text:p>
            <text:p text:style-name="P30"><text:span text:style-name="T10">Version: </text:span><text:a xlink:type="simple" xlink:href="http://www.beanshell.org/">BeanShell</text:a><text:span text:style-name="T10"> 2.0b4</text:span></text:p>
          </table:table-cell>
        </table:table-row>
        <table:table-row>
          <table:table-cell table:style-name="Table4.A2" office:value-type="string">
            <text:p text:style-name="P25"><text:span text:style-name="Source_20_Text">js.jar</text:span></text:p>
          </table:table-cell>
          <table:table-cell table:style-name="Table4.B2" office:value-type="string">
            <text:p text:style-name="P31"><text:span text:style-name="T10">Jav</text:span><text:span text:style-name="T12">aScript (</text:span><text:a xlink:type="simple" xlink:href="http://www.mozilla.org/rhino/"><text:span text:style-name="T10">Rhino</text:span></text:a><text:span text:style-name="T12">)</text:span><text:span text:style-name="T11">でスクリプトを作成する場合に使う</text:span></text:p>
            <text:p text:style-name="P27">Version: Rhino 1.7R2<text:span text:style-name="T3"> (</text:span>for Java 5.0)</text:p>
          </table:table-cell>
        </table:table-row>
        <table:table-row>
          <table:table-cell table:style-name="Table4.A2" office:value-type="string">
            <text:p text:style-name="P25"><text:span text:style-name="Source_20_Text">groovy.jar</text:span></text:p>
          </table:table-cell>
          <table:table-cell table:style-name="Table4.B2" office:value-type="string">
            <text:p text:style-name="P31"><text:a xlink:type="simple" xlink:href="http://groovy.codehaus.org/"><text:span text:style-name="T10">Groovy</text:span></text:a><text:a xlink:type="simple" xlink:href="http://groovy.codehaus.org/"><text:span text:style-name="T11">でスクリプトを作成する場合に使う</text:span></text:a></text:p>
            <text:p text:style-name="P30"><text:span text:style-name="T10">Version: </text:span><text:a xlink:type="simple" xlink:href="http://groovy.codehaus.org/">Groovy</text:a><text:span text:style-name="T10"> 1.6.4 (groovy-all)</text:span></text:p>
          </table:table-cell>
        </table:table-row>
        <table:table-row>
          <table:table-cell table:style-name="Table4.A2" office:value-type="string">
            <text:p text:style-name="P25"><text:span text:style-name="Source_20_Text">jruby.jar</text:span></text:p>
          </table:table-cell>
          <table:table-cell table:style-name="Table4.B2" office:value-type="string">
            <text:p text:style-name="P31"><text:span text:style-name="T12">Ruby (</text:span><text:a xlink:type="simple" xlink:href="http://jruby.codehaus.org/"><text:span text:style-name="T10">JRuby</text:span></text:a><text:span text:style-name="T12">) </text:span><text:span text:style-name="T11">でスクリプトを作成する場合に使う</text:span></text:p>
            <text:p text:style-name="P30"><text:span text:style-name="T10">Version: </text:span><text:a xlink:type="simple" xlink:href="http://jruby.codehaus.org/">JRuby</text:a><text:span text:style-name="T10"> 1.1.2 (jruby-complete)</text:span></text:p>
            <text:p text:style-name="P26">[コミュニティ版・Pro版には入っておりません]</text:p>
          </table:table-cell>
        </table:table-row>
        <table:table-row>
          <table:table-cell table:style-name="Table4.A2" office:value-type="string">
            <text:p text:style-name="P25"><text:span text:style-name="Source_20_Text">jython.jar</text:span></text:p>
          </table:table-cell>
          <table:table-cell table:style-name="Table4.B2" office:value-type="string">
            <text:p text:style-name="P31"><text:span text:style-name="T12">Python (</text:span><text:a xlink:type="simple" xlink:href="http://www.jython.org/"><text:span text:style-name="T6">Jython</text:span></text:a><text:span text:style-name="T12">) </text:span><text:span text:style-name="T11">でスクリプトを作成する場合に使う</text:span></text:p>
            <text:p text:style-name="P30"><text:span text:style-name="T10">Version: </text:span><text:a xlink:type="simple" xlink:href="http://www.jython.org/"><text:span text:style-name="T9">Jython</text:span></text:a><text:span text:style-name="T10"> 2.5.0</text:span></text:p>
            <text:p text:style-name="P26">[コミュニティ版・Pro版には入っておりません]</text:p>
          </table:table-cell>
        </table:table-row>
        <table:table-row>
          <table:table-cell table:style-name="Table4.A2" office:value-type="string">
            <text:p text:style-name="P25"><text:span text:style-name="Source_20_Text">Filters.jar</text:span></text:p>
          </table:table-cell>
          <table:table-cell table:style-name="Table4.B2" office:value-type="string">
            <text:p text:style-name="P25"><text:span text:style-name="Source_20_Text"><text:span text:style-name="T6">captcha</text:span></text:span><text:span text:style-name="T6"> </text:span><text:span text:style-name="T3">コンポーネントを使用する場合に使う</text:span></text:p>
            <text:p text:style-name="P27">Version: JH Labs Java Image Filters</text:p>
            <text:p text:style-name="P26">[コミュニティ版には入っておりません]</text:p>
          </table:table-cell>
        </table:table-row>
        <table:table-row>
          <table:table-cell table:style-name="Table4.A2" office:value-type="string">
            <text:p text:style-name="P26"><text:span text:style-name="Source_20_Text">mvel</text:span><text:span text:style-name="Source_20_Text"><text:span text:style-name="T3">.jar</text:span></text:span></text:p>
          </table:table-cell>
          <table:table-cell table:style-name="Table4.B2" office:value-type="string">
            <text:p text:style-name="P26">MVELを使用する場合に使う</text:p>
            <text:p text:style-name="P26"><text:soft-page-break/>Version: MVEL <text:span text:style-name="T6">1.2.21 (</text:span>Java1.4用)</text:p>
            <text:p text:style-name="P26">[コミュニティ版・Pro版には入っておりません]</text:p>
          </table:table-cell>
        </table:table-row>
        <table:table-row>
          <table:table-cell table:style-name="Table4.A2" office:value-type="string">
            <text:p text:style-name="P26"><text:span text:style-name="Source_20_Text"><text:span text:style-name="T6">ognl.jar</text:span></text:span></text:p>
          </table:table-cell>
          <table:table-cell table:style-name="Table4.B2" office:value-type="string">
            <text:p text:style-name="P26"><text:span text:style-name="T6">OGNL</text:span>を使用する場合に使う</text:p>
            <text:p text:style-name="P26">Version: <text:span text:style-name="T6">OGNL 2.6.9</text:span></text:p>
            <text:p text:style-name="P26">[コミュニティ版・Pro版には入っておりません]</text:p>
          </table:table-cell>
        </table:table-row>
      </table:table>
      <text:h text:style-name="P53" text:outline-level="2">/dist/src</text:h>
      <text:p text:style-name="P33"><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Source_20_Text"><text:span text:style-name="T6">zk-src-5.0.0-RC2</text:span></text:span><text:span text:style-name="Source_20_Text"><text:span text:style-name="T3">.tar.gz</text:span></text:span><text:span text:style-name="T3">をダウンロードし、解凍してください。</text:span></text:p>
      <text:h text:style-name="P53" text:outline-level="2">/dist/xsd</text:h>
      <text:p text:style-name="P34">ZKアプリケーションを開発する際便利なXSDファイルはこちらです。</text:p>
      <text:h text:style-name="P53" text:outline-level="2">/dist/WEB-INF</text:h>
      <text:p text:style-name="P33"><text:span text:style-name="T3">ZKアプリケーションを開発する際便利な</text:span><text:span text:style-name="T6">TLD</text:span><text:span text:style-name="T3">ファイルはこのフォルダに入っています。</text:span></text:p>
      <text:h text:style-name="P52" text:outline-level="1">5. <text:span text:style-name="T3">デモパッケージ</text:span></text:h>
      <text:p text:style-name="P46"><text:span text:style-name="T3">この章は</text:span>zk-demo-5.0.0-RC2<text:span text:style-name="T3">.zipについて説明します。</text:span></text:p>
      <text:h text:style-name="P53" text:outline-level="2">/</text:h>
      <text:p text:style-name="P33"><text:span text:style-name="Source_20_Text">zkdemo.war</text:span><text:span text:style-name="Source_20_Text"><text:span text:style-name="T3">、</text:span></text:span><text:span text:style-name="Source_20_Text">zkdemo-min.war</text:span><text:span text:style-name="Source_20_Text"><text:span text:style-name="T3">、</text:span></text:span><text:span text:style-name="Source_20_Text">zkdemos.ear</text:span><text:span text:style-name="Source_20_Text"><text:span text:style-name="T3">、</text:span></text:span><text:span text:style-name="Source_20_Text">zkdemos-min.ear</text:span>計<text:span text:style-name="T3">４</text:span>つの<text:span text:style-name="T3">実行ファイルがこのフォルダに入っています。詳細は</text:span><text:span text:style-name="T6"> </text:span><text:span text:style-name="T22">3.インストール</text:span><text:span text:style-name="T6"> </text:span><text:span text:style-name="T3">を参考にしてください。</text:span></text:p>
      <text:h text:style-name="P53" text:outline-level="2">/zkdemo</text:h>
      <text:p text:style-name="P34">ライブデモのソースコードはこちらに入っています。</text:p>
      <text:h text:style-name="P53" text:outline-level="2">/MyApp</text:h>
      <text:p text:style-name="P34">このディレクトリーの下でウェブアプリケーションを新規作成しましょう。</text:p>
      <text:h text:style-name="P52" text:outline-level="1">6. <text:span text:style-name="T3">初めてのZKアプリ</text:span></text:h>
      <text:p text:style-name="P32">WEB-INF/web.xml<text:span text:style-name="T3">を用意しましょう</text:span></text:p>
      <text:p text:style-name="P33"><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ZK listener for session cleanup&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soft-page-break/><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soft-page-break/><text:tab/><text:tab/>&lt;welcome-file&gt;index.html&lt;/welcome-file&gt;</text:p>
      <text:p text:style-name="Code_20_Indent"><text:tab/><text:tab/>&lt;welcome-file&gt;index.htm&lt;/welcome-file&gt;</text:p>
      <text:p text:style-name="Code_20_Indent"><text:tab/>&lt;/welcome-file-list&gt;</text:p>
      <text:p text:style-name="P38"><text:span text:style-name="Source_20_Text">&lt;/web-app&gt;</text:span></text:p>
      <text:h text:style-name="P53" text:outline-level="2"><text:span text:style-name="T3">初めての </text:span>Hello World</text:h>
      <text:p text:style-name="P20"><text:span text:style-name="T11">以下のプログラムと同じ内容の</text:span><text:span text:style-name="T10">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38"><text:span text:style-name="Source_20_Text">&lt;/window&gt;</text:span></text:p>
      <text:p text:style-name="P17">結果は以下の通りです：</text:p>
      <text:p text:style-name="P17"><draw:frame draw:style-name="fr2" draw:name="graphics1" text:anchor-type="paragraph" svg:width="5.477cm" svg:height="1.508cm" draw:z-index="1"><draw:image xlink:href="../images/hello.gif" xlink:type="simple" xlink:show="embed" xlink:actuate="onLoad"/></draw:frame></text:p>
      <text:p text:style-name="P19"><text:span text:style-name="T11">ここで注意しなければならないのは、</text:span><text:span text:style-name="T12">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3">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23">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default-outline-level="1" style:class="text">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ext-properties style:font-name="MS PGothic1" style:font-name-asian="MS PGothic1"/>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Document_20_Title" style:display-name="Document Title" style:family="paragraph" style:parent-style-name="Contents_20_3">
      <style:paragraph-properties fo:text-align="center" style:justify-single-word="false"/>
      <style:text-properties style:font-name="Tahoma1" fo:font-size="20pt" fo:font-weight="bold" style:font-size-asian="20pt" style:font-weight-asian="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839cm" style:type="center"/>
          <style:tab-stop style:position="17.588cm" style:type="right"/>
        </style:tab-stops>
      </style:paragraph-properties>
    </style:style>
    <style:page-layout style:name="M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ZK: Quick Start Guide<text:tab/>Page <text:page-number text:select-page="current">10</text:page-number> of <text:page-count>15</text:page-count><text:tab/>Potix Corporation</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Tom Yeh</meta:initial-creator>
    <meta:creation-date>2005-11-01T08:57:53</meta:creation-date>
    <dc:date>2009-12-24T14:24:47.19</dc:date>
    <dc:language>en-US</dc:language>
    <meta:editing-cycles>1177</meta:editing-cycles>
    <meta:editing-duration>PT101H02M53S</meta:editing-duration>
    <meta:document-statistic meta:table-count="5" meta:image-count="2" meta:object-count="0" meta:page-count="15" meta:paragraph-count="323" meta:word-count="2690" meta:character-count="12143"/>
    <meta:user-defined meta:name="Info 1"/>
    <meta:user-defined meta:name="Info 2"/>
    <meta:user-defined meta:name="Info 3"/>
    <meta:user-defined meta:name="Info 4"/>
  </office:meta>
</office:document-meta>
</file>